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margin-top="0in" fo:margin-bottom="0.1in" fo:text-indent="0in" style:auto-text-indent="false"/>
      <style:text-properties style:font-name="Palatino Linotype" fo:font-style="italic" style:font-style-asian="italic" style:font-style-complex="italic"/>
    </style:style>
    <style:style style:name="P2" style:family="paragraph" style:parent-style-name="Standard">
      <style:paragraph-properties fo:margin-left="0.9846in" fo:margin-right="0in" fo:margin-top="0in" fo:margin-bottom="0.1in" fo:text-indent="0in" style:auto-text-indent="false"/>
      <style:text-properties style:font-name="Palatino Linotype"/>
    </style:style>
    <style:style style:name="P3" style:family="paragraph" style:parent-style-name="Standard">
      <style:paragraph-properties fo:margin-left="0.9846in" fo:margin-right="0in" fo:margin-top="0in" fo:margin-bottom="0.1in" fo:text-indent="0in" style:auto-text-indent="false"/>
      <style:text-properties style:font-name="Palatino Linotype" fo:font-style="italic" fo:font-weight="normal" style:font-style-asian="italic" style:font-weight-asian="normal" style:font-style-complex="italic" style:font-weight-complex="normal"/>
    </style:style>
    <style:style style:name="P4" style:family="paragraph" style:parent-style-name="Standard">
      <style:paragraph-properties fo:margin-left="0.9846in" fo:margin-right="0in" fo:margin-top="0in" fo:margin-bottom="0.1in" fo:text-indent="0in" style:auto-text-indent="false"/>
      <style:text-properties style:font-name="Palatino Linotype" fo:font-style="italic" style:font-style-asian="italic" style:font-style-complex="italic"/>
    </style:style>
    <style:style style:name="P5" style:family="paragraph" style:parent-style-name="Standard">
      <style:paragraph-properties fo:margin-top="0in" fo:margin-bottom="0.1in"/>
    </style:style>
    <style:style style:name="P6" style:family="paragraph" style:parent-style-name="Standard">
      <style:paragraph-properties fo:margin-top="0in" fo:margin-bottom="0.1in"/>
      <style:text-properties style:font-name="Palatino Linotype"/>
    </style:style>
    <style:style style:name="P7" style:family="paragraph" style:parent-style-name="Standard" style:list-style-name="L1">
      <style:paragraph-properties fo:margin-top="0in" fo:margin-bottom="0.1in"/>
      <style:text-properties style:font-name="Palatino Linotype"/>
    </style:style>
    <style:style style:name="P8" style:family="paragraph" style:parent-style-name="Standard">
      <style:paragraph-properties fo:margin-top="0in" fo:margin-bottom="0.1in"/>
      <style:text-properties style:font-name="Palatino Linotype" fo:font-size="40pt" fo:font-weight="bold" style:font-size-asian="40pt" style:font-weight-asian="bold" style:font-size-complex="40pt" style:font-weight-complex="bold"/>
    </style:style>
    <style:style style:name="P9" style:family="paragraph" style:parent-style-name="Standard">
      <style:paragraph-properties fo:margin-top="0in" fo:margin-bottom="0.1in"/>
      <style:text-properties style:font-name="Palatino Linotype" fo:font-size="24pt" fo:font-weight="bold" style:font-size-asian="24pt" style:font-weight-asian="bold" style:font-size-complex="24pt" style:font-weight-complex="bold"/>
    </style:style>
    <style:style style:name="P10" style:family="paragraph" style:parent-style-name="Standard">
      <style:paragraph-properties fo:margin-top="0in" fo:margin-bottom="0.1in" fo:text-align="end" style:justify-single-word="false"/>
      <style:text-properties style:font-name="Palatino Linotype" fo:font-size="20pt" style:font-size-asian="20pt" style:font-size-complex="20pt"/>
    </style:style>
    <style:style style:name="P11" style:family="paragraph" style:parent-style-name="Standard">
      <style:paragraph-properties fo:margin-top="0in" fo:margin-bottom="0.1in" fo:text-align="end" style:justify-single-word="false"/>
      <style:text-properties style:font-name="Palatino Linotype"/>
    </style:style>
    <style:style style:name="P12" style:family="paragraph" style:parent-style-name="Standard">
      <style:paragraph-properties fo:margin-top="0in" fo:margin-bottom="0.1in"/>
      <style:text-properties style:font-name="Palatino Linotype" fo:font-size="15pt" fo:font-weight="bold" style:font-size-asian="15pt" style:font-weight-asian="bold" style:font-size-complex="15pt" style:font-weight-complex="bold"/>
    </style:style>
    <style:style style:name="P13" style:family="paragraph" style:parent-style-name="Standard">
      <style:paragraph-properties fo:margin-top="0in" fo:margin-bottom="0.1in"/>
      <style:text-properties style:font-name="Palatino Linotype"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in"/>
      <style:text-properties style:font-name="Palatino Linotype" fo:font-style="normal" fo:font-weight="bold" style:font-style-asian="normal" style:font-weight-asian="bold" style:font-style-complex="normal" style:font-weight-complex="bold"/>
    </style:style>
    <style:style style:name="P15" style:family="paragraph" style:parent-style-name="Standard">
      <style:paragraph-properties fo:margin-top="0in" fo:margin-bottom="0.1in"/>
      <style:text-properties style:font-name="Palatino Linotype" fo:font-style="normal" style:font-style-asian="normal" style:font-style-complex="normal"/>
    </style:style>
    <style:style style:name="P16" style:family="paragraph" style:parent-style-name="Standard" style:list-style-name="L11">
      <style:paragraph-properties fo:margin-top="0in" fo:margin-bottom="0.1in"/>
      <style:text-properties style:font-name="Palatino Linotype" fo:font-style="normal" style:font-style-asian="normal" style:font-style-complex="normal"/>
    </style:style>
    <style:style style:name="P17" style:family="paragraph" style:parent-style-name="Standard">
      <style:paragraph-properties fo:margin-top="0in" fo:margin-bottom="0.1in"/>
      <style:text-properties style:font-name="Palatino Linotype" fo:font-size="12pt" fo:font-weight="normal" style:font-size-asian="12pt" style:font-weight-asian="normal" style:font-size-complex="12pt" style:font-weight-complex="normal"/>
    </style:style>
    <style:style style:name="P18" style:family="paragraph" style:parent-style-name="Standard">
      <style:paragraph-properties fo:margin-top="0in" fo:margin-bottom="0.1in"/>
      <style:text-properties style:font-name="Palatino Linotype" fo:font-size="12pt" style:font-size-asian="12pt" style:font-size-complex="12pt"/>
    </style:style>
    <style:style style:name="P19" style:family="paragraph" style:parent-style-name="Standard">
      <style:paragraph-properties fo:margin-top="0in" fo:margin-bottom="0.1in"/>
      <style:text-properties style:font-name="Palatino Linotype" fo:font-style="italic" style:font-style-asian="italic" style:font-style-complex="italic"/>
    </style:style>
    <style:style style:name="P20" style:family="paragraph" style:parent-style-name="Standard" style:list-style-name="L6">
      <style:paragraph-properties fo:margin-top="0in" fo:margin-bottom="0.1in"/>
      <style:text-properties style:font-name="Palatino Linotype" fo:font-style="italic" style:font-style-asian="italic" style:font-style-complex="italic"/>
    </style:style>
    <style:style style:name="P21" style:family="paragraph" style:parent-style-name="Standard" style:list-style-name="L7">
      <style:paragraph-properties fo:margin-top="0in" fo:margin-bottom="0.1in"/>
      <style:text-properties style:font-name="Palatino Linotype" fo:font-style="italic" style:font-style-asian="italic" style:font-style-complex="italic"/>
    </style:style>
    <style:style style:name="P22" style:family="paragraph" style:parent-style-name="Standard" style:list-style-name="L8">
      <style:paragraph-properties fo:margin-top="0in" fo:margin-bottom="0.1in"/>
      <style:text-properties style:font-name="Palatino Linotype" fo:font-style="italic" style:font-style-asian="italic" style:font-style-complex="italic"/>
    </style:style>
    <style:style style:name="P23" style:family="paragraph" style:parent-style-name="Standard" style:list-style-name="L9">
      <style:paragraph-properties fo:margin-top="0in" fo:margin-bottom="0.1in"/>
      <style:text-properties style:font-name="Palatino Linotype" fo:font-style="italic" style:font-style-asian="italic" style:font-style-complex="italic"/>
    </style:style>
    <style:style style:name="P24" style:family="paragraph" style:parent-style-name="Standard" style:list-style-name="L10">
      <style:paragraph-properties fo:margin-top="0in" fo:margin-bottom="0.1in"/>
      <style:text-properties style:font-name="Palatino Linotype" fo:font-style="italic" style:font-style-asian="italic" style:font-style-complex="italic"/>
    </style:style>
    <style:style style:name="P25" style:family="paragraph" style:parent-style-name="Standard">
      <style:paragraph-properties fo:margin-top="0in" fo:margin-bottom="0.1in"/>
      <style:text-properties style:font-name="Palatino Linotype" fo:font-style="italic" style:text-underline-style="none" style:font-style-asian="italic" style:font-style-complex="italic"/>
    </style:style>
    <style:style style:name="P26" style:family="paragraph" style:parent-style-name="Standard">
      <style:paragraph-properties fo:margin-top="0in" fo:margin-bottom="0.1in"/>
      <style:text-properties style:font-name="Palatino Linotype" fo:font-weight="bold" style:font-weight-asian="bold" style:font-weight-complex="bold"/>
    </style:style>
    <style:style style:name="P27" style:family="paragraph" style:parent-style-name="Standard" style:list-style-name="L11">
      <style:paragraph-properties fo:margin-top="0in" fo:margin-bottom="0.1in"/>
      <style:text-properties style:font-name="Palatino Linotype"/>
    </style:style>
    <style:style style:name="P28" style:family="paragraph" style:parent-style-name="Standard" style:list-style-name="L5">
      <style:paragraph-properties fo:margin-top="0in" fo:margin-bottom="0.1in"/>
    </style:style>
    <style:style style:name="P29" style:family="paragraph" style:parent-style-name="Standard" style:list-style-name="L3">
      <style:paragraph-properties fo:margin-top="0in" fo:margin-bottom="0.1in"/>
    </style:style>
    <style:style style:name="P30" style:family="paragraph" style:parent-style-name="Standard" style:list-style-name="L4">
      <style:paragraph-properties fo:margin-top="0in" fo:margin-bottom="0.1in"/>
    </style:style>
    <style:style style:name="P31" style:family="paragraph" style:parent-style-name="Standard" style:list-style-name="L2">
      <style:paragraph-properties fo:margin-top="0in" fo:margin-bottom="0.1in"/>
    </style:style>
    <style:style style:name="P32" style:family="paragraph" style:parent-style-name="Standard">
      <style:paragraph-properties fo:margin-top="0in" fo:margin-bottom="0.1in" fo:text-align="start" style:justify-single-word="false" style:text-autospace="none"/>
      <style:text-properties style:font-name="CMU Sans Serif" fo:font-size="19pt" style:font-size-asian="19pt" style:font-size-complex="19pt"/>
    </style:style>
    <style:style style:name="P33" style:family="paragraph" style:parent-style-name="Standard">
      <style:paragraph-properties fo:margin-top="0in" fo:margin-bottom="0.1in" fo:padding="0.0291in" fo:border-left="none" fo:border-right="none" fo:border-top="none" fo:border-bottom="0.0008in solid #000000" style:join-border="false"/>
      <style:text-properties style:font-name="Palatino Linotyp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name-asian="SimSun" style:font-style-asian="normal" style:font-name-complex="Mangal" style:font-style-complex="normal"/>
    </style:style>
    <style:style style:name="T5" style:family="text">
      <style:text-properties fo:font-weight="normal" style:font-weight-asian="normal" style:font-weight-complex="normal"/>
    </style:style>
    <style:style style:name="T6" style:family="text">
      <style:text-properties style:font-name="Palatino Linotype"/>
    </style:style>
    <style:style style:name="T7" style:family="text">
      <style:text-properties style:font-name="Palatino Linotype" fo:font-style="normal" style:font-style-asian="normal" style:font-style-complex="normal"/>
    </style:style>
    <style:style style:name="T8" style:family="text">
      <style:text-properties style:font-name="Palatino Linotype" fo:font-style="normal" fo:font-weight="normal" style:font-style-asian="normal" style:font-weight-asian="normal" style:font-style-complex="normal" style:font-weight-complex="normal"/>
    </style:style>
    <style:style style:name="T9" style:family="text">
      <style:text-properties style:font-name="Palatino Linotype" fo:font-style="normal" fo:font-weight="normal" style:font-name-asian="SimSun" style:font-style-asian="normal" style:font-weight-asian="normal" style:font-name-complex="Mangal" style:font-style-complex="normal" style:font-weight-complex="normal"/>
    </style:style>
    <style:style style:name="T10" style:family="text">
      <style:text-properties style:font-name="Palatino Linotype" fo:font-style="normal" fo:font-weight="bold" style:font-style-asian="normal" style:font-weight-asian="bold" style:font-style-complex="normal" style:font-weight-complex="bold"/>
    </style:style>
    <style:style style:name="T11" style:family="text">
      <style:text-properties style:font-name="Palatino Linotype" fo:font-style="normal" style:font-name-asian="SimSun" style:font-style-asian="normal" style:font-name-complex="Mangal" style:font-style-complex="normal"/>
    </style:style>
    <style:style style:name="T12" style:family="text">
      <style:text-properties style:font-name="Palatino Linotype" fo:font-size="12pt" style:font-size-asian="12pt" style:font-size-complex="12pt"/>
    </style:style>
    <style:style style:name="T13" style:family="text">
      <style:text-properties style:font-name="Palatino Linotype" fo:font-size="12pt" fo:font-weight="normal" style:font-name-asian="CMU Sans Serif" style:font-size-asian="12pt" style:font-weight-asian="normal" style:font-name-complex="CMU Sans Serif" style:font-size-complex="12pt" style:font-weight-complex="normal"/>
    </style:style>
    <style:style style:name="T14" style:family="text">
      <style:text-properties style:font-name="Palatino Linotype" fo:font-style="italic" style:text-underline-style="none" style:font-style-asian="italic" style:font-style-complex="italic"/>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weight="bold" style:font-weight-asian="bold" style:font-weight-complex="bold"/>
    </style:style>
    <style:style style:name="T20" style:family="text">
      <style:text-properties style:font-name="Palatino Linotype1" fo:font-style="normal" style:font-name-asian="Palatino Linotype1" style:font-style-asian="normal" style:font-name-complex="Palatino Linotype1" style:font-style-complex="normal"/>
    </style:style>
    <style:style style:name="T21" style:family="text">
      <style:text-properties style:font-name="Palatino Linotype1" fo:font-style="normal" fo:font-weight="normal" style:font-name-asian="Palatino Linotype1" style:font-style-asian="normal" style:font-weight-asian="normal" style:font-name-complex="Palatino Linotype1" style:font-style-complex="normal" style:font-weight-complex="normal"/>
    </style:style>
    <style:style style:name="T22" style:family="text">
      <style:text-properties style:font-name-asian="SimSun" style:font-name-complex="Mangal"/>
    </style:style>
    <style:style style:name="T23" style:family="text">
      <style:text-properties fo:color="#800000"/>
    </style:style>
    <style:style style:name="T24" style:family="text">
      <style:text-properties fo:color="#0084d1" style:font-name="Palatino Linotype"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color="#c5000b" style:text-underline-style="solid" style:text-underline-width="auto" style:text-underline-color="font-color" fo:font-weight="bold" style:font-weight-asian="bold" style:font-weight-complex="bold"/>
    </style:style>
    <style:style style:name="T26" style:family="text">
      <style:text-properties fo:color="#4b1f6f"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fo:color="#579d1c" fo:font-style="normal" style:text-underline-style="solid" style:text-underline-width="auto" style:text-underline-color="font-color" fo:font-weight="bold" style:font-name-asian="SimSun" style:font-style-asian="normal" style:font-weight-asian="bold" style:font-name-complex="Mangal" style:font-style-complex="normal" style:font-weight-complex="bold"/>
    </style:style>
    <style:style style:name="T28" style:family="text">
      <style:text-properties fo:color="#579d1c" style:text-underline-style="solid" style:text-underline-width="auto" style:text-underline-color="font-color" fo:font-weight="bold" style:font-weight-asian="bold" style:font-weight-complex="bold"/>
    </style:style>
    <style:style style:name="T29" style:family="text">
      <style:text-properties fo:color="#579d1c" style:font-name="Palatino Linotype" fo:font-style="normal" style:text-underline-style="solid" style:text-underline-width="auto" style:text-underline-color="font-color" fo:font-weight="bold" style:font-name-asian="SimSun" style:font-style-asian="normal" style:font-weight-asian="bold" style:font-name-complex="Mangal" style:font-style-complex="normal" style:font-weight-complex="bold"/>
    </style:style>
    <style:style style:name="T30" style:family="text">
      <style:text-properties fo:color="#993366"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color="#993366" style:text-underline-style="solid" style:text-underline-width="auto" style:text-underline-color="font-color" fo:font-weight="bold" style:font-weight-asian="bold" style:font-weight-complex="bold"/>
    </style:style>
    <style:style style:name="T32" style:family="text">
      <style:text-properties fo:color="#ff950e" fo:font-style="normal" style:text-underline-style="solid" style:text-underline-width="auto" style:text-underline-color="font-color" fo:font-weight="bold" style:font-style-asian="normal" style:font-weight-asian="bold" style:font-style-complex="normal" style:font-weight-complex="bold"/>
    </style:style>
    <style:style style:name="T33" style:family="text">
      <style:text-properties fo:color="#ff950e" style:text-underline-style="solid" style:text-underline-width="auto" style:text-underline-color="font-color" fo:font-weight="bold" style:font-weight-asian="bold" style:font-weight-complex="bold"/>
    </style:style>
    <style:style style:name="T34" style:family="text">
      <style:text-properties fo:color="#004586"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color="#004586" style:text-underline-style="solid" style:text-underline-width="auto" style:text-underline-color="font-color" fo:font-weight="bold" style:font-weight-asian="bold" style:font-weight-complex="bold"/>
    </style:style>
    <style:style style:name="T36" style:family="text">
      <style:text-properties style:text-underline-style="none" fo:font-weight="normal" style:font-weight-asian="normal" style:font-weight-complex="normal"/>
    </style:style>
    <style:style style:name="T37" style:family="text">
      <style:text-properties style:font-name="Consolas" fo:font-weight="bold" style:font-weight-asian="bold" style:font-weight-complex="bold"/>
    </style:style>
    <style:style style:name="T38" style:family="text">
      <style:text-properties style:font-name="Consolas" fo:font-size="11pt" fo:font-weight="bold" style:font-size-asian="11pt" style:font-weight-asian="bold" style:font-size-complex="11pt" style:font-weight-complex="bold"/>
    </style:style>
    <style:style style:name="T39" style:family="text">
      <style:text-properties style:font-name="Consolas" fo:font-size="11pt" style:text-underline-style="none" fo:font-weight="bold" style:font-size-asian="11pt" style:font-weight-asian="bold" style:font-size-complex="11pt" style:font-weight-complex="bold"/>
    </style:style>
    <style:style style:name="T4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6457in" svg:y="4.6547in" svg:width="5.2083in" svg:height="5.2083in" draw:z-index="0">
        <draw:image xlink:href="http://www.electronicproducts.com/uploadedImages/Computer_Peripheral/Communication_Peripherals/fajb_time_travel_01_jan2014.jpg" xlink:type="simple" xlink:show="embed" xlink:actuate="onLoad"/>
      </draw:frame>
      <text:p text:style-name="P8">Fun with Time Travel:</text:p>
      <text:p text:style-name="P9">Implementing Retroactive Data Structures</text:p>
      <text:p text:style-name="P33"/>
      <text:p text:style-name="P6"/>
      <text:p text:style-name="P10">Chelsea Voss</text:p>
      <text:p text:style-name="P10">6.851 Spring 2014</text:p>
      <text:p text:style-name="P11"/>
      <text:p text:style-name="P6"/>
      <text:p text:style-name="P6"/>
      <text:p text:style-name="P6"><text:soft-page-break/><text:span text:style-name="T15">Introduction</text:span></text:p>
      <text:p text:style-name="P5"><text:span text:style-name="T7">Unlike normal data structures, which only allow operations to be </text:span><text:span text:style-name="T8">carried out in the present, </text:span><text:span text:style-name="T10">retroactive data structures </text:span><text:span text:style-name="T8">allow operations to be inserted or deleted at any point in the past. In a </text:span><text:span text:style-name="T10">partially retroactive </text:span><text:span text:style-name="T8">data structure, queries may not be made into the past state of the data structure, but in a </text:span><text:span text:style-name="T10">fully retroactive</text:span><text:span text:style-name="T8"> data structure, queries may be made at any point along the timeline-history of operations. Retroactive data structures were explored in a 2007 paper by Demaine, Iacono, and Langerman </text:span><text:a xlink:type="simple" xlink:href="http://erikdemaine.org/papers/Retroactive_TALG/paper.pdf"><text:span text:style-name="T8">[link]</text:span></text:a><text:span text:style-name="T8">.</text:span></text:p>
      <text:p text:style-name="P6"><text:span text:style-name="T1">The goal of this project is to turn known algorithms for various types of retroactive data structures (with runtimes summarized below) into </text:span><text:span text:style-name="T16">implementations</text:span><text:span text:style-name="T1">, developing a Python library that can be seamlessly imported into Python code and used to allow retroactive data structures to be used in code.</text:span></text:p>
      <text:p text:style-name="P6"><text:span text:style-name="T15"><text:line-break/>Code</text:span></text:p>
      <text:p text:style-name="P6">Code for this project is open-source, and can be located on GitHub: <text:s/>&lt;<text:a xlink:type="simple" xlink:href="https://github.com/csvoss/retroactive">https://github.com/csvoss/retroactive</text:a>&gt;.</text:p>
      <text:p text:style-name="P6"><text:span text:style-name="T38">partial_retroactivity.py</text:span> – Implementations for partially-retroactive data structures.</text:p>
      <text:p text:style-name="P6"><text:span text:style-name="T38">full_retroactivity.py</text:span> – Implementations for fully-retroactive data structures.</text:p>
      <text:p text:style-name="P6"><text:span text:style-name="T38">basic.py</text:span> – Basic building blocks, such as doubly-linked lists and binary search trees, <text:tab/>that were required to properly implement certain retroactive data structures.</text:p>
      <text:p text:style-name="P6"><text:span text:style-name="T38">examples.py</text:span><text:span text:style-name="T40"> – Example usage for each of the retroactive data structures.</text:span></text:p>
      <text:p text:style-name="P17"><text:span text:style-name="T38">utils.py</text:span> – Utility functions.</text:p>
      <text:p text:style-name="P6"><text:span text:style-name="T40">Total number of lines of code: ##TODO</text:span></text:p>
      <text:p text:style-name="P6"><text:span text:style-name="T40"/></text:p>
      <text:p text:style-name="P6"><text:span text:style-name="T15">Overview</text:span><text:span text:style-name="T3"><text:line-break/>General Transformations</text:span></text:p>
      <text:list xml:id="list8250596142017922940" text:style-name="L6">
        <text:list-item>
          <text:p text:style-name="P20"><text:span text:style-name="T2">Partial retroactivity, O(r) overhead: </text:span><text:span text:style-name="T26">Implemented!</text:span></text:p>
        </text:list-item>
        <text:list-item>
          <text:p text:style-name="P20"><text:span text:style-name="T2">Full retroactivity, O(</text:span><text:span text:style-name="T20">√</text:span><text:span text:style-name="T4">m) overhead from partial: </text:span><text:span text:style-name="T27">Not complete.</text:span></text:p>
        </text:list-item>
      </text:list>
      <text:p text:style-name="P1"><text:span text:style-name="T22"><text:tab/>This solution requires an implementation of persistence.</text:span></text:p>
      <text:list xml:id="list3679093660069553989" text:style-name="L5">
        <text:list-item>
          <text:p text:style-name="P28"><text:span text:style-name="T11">Worse full retroactivity, O(m) overhead from partial: </text:span><text:span text:style-name="T29">Implemented.</text:span></text:p>
        </text:list-item>
      </text:list>
      <text:p text:style-name="P2"><text:span text:style-name="T17">I devised a simpler solution to create a general transformation for full retroactivity in Python. This implementation stores a list of partially-retroactive </text:span><text:soft-page-break/><text:span text:style-name="T17">data structures, applying or deleting operations from those partially-retroactive data structures when relevant. When the fully-retroactive data structure is queried, we simply query the relevant partially-retroactive data structure. Although it does not achieve the known optimal overhead, this implementation is functional.</text:span></text:p>
      <text:p text:style-name="P26"><text:span text:style-name="T2">Searchable, Dynamic Partial Sums (SDPS) –</text:span><text:span text:style-name="T17"> commutative, invertible operations</text:span></text:p>
      <text:list xml:id="list5737770378028668220" text:style-name="L3">
        <text:list-item>
          <text:p text:style-name="P29"><text:span text:style-name="T8">Partially retroactive solution, O(1): </text:span><text:span text:style-name="T24">Implemented!</text:span></text:p>
        </text:list-item>
      </text:list>
      <text:p text:style-name="P3">Since operations on the “Searchable, Dynamic Partial Sums” data structure are commutative and invertible, we are able to convert it to a partially-retroactive data structure quite easily: to <text:span text:style-name="T38">insert</text:span> an operation, perform it; to <text:span text:style-name="T38">delete</text:span> an operation, perform its inverse. The only effort that was required to implement this in Python was some special wrapping, specific to this data structure, that allows the inverse of an operation to be calculated. Operations are passed in as lambda functions, which are impossible to simply invert; to fix this, the method <text:span text:style-name="T39">PartiallyRetroactiveSDPS.update(i,c)</text:span><text:span text:style-name="T19"> </text:span>was modified so that the lambda function would remember c as an attribute, enabling <text:span text:style-name="T38">delete</text:span> to create the inverse operation, <text:span text:style-name="T38">update(i,-c)</text:span>. It would be difficult to create a wrapper that works for all data structures with commutative, invertible operations, because of this same hurdle: computing the inverse of an arbitrary programming function is impossible.</text:p>
      <text:list xml:id="list580332369763661524" text:style-name="L4">
        <text:list-item>
          <text:p text:style-name="P30"><text:span text:style-name="T8">Fully retroactive solution, O(</text:span><text:span text:style-name="T21">√</text:span><text:span text:style-name="T9">m</text:span><text:span text:style-name="T8">): Implied by partially retroactive solution (above), using general transformation from partial retroactivity to full retroactivity.</text:span></text:p>
        </text:list-item>
      </text:list>
      <text:p text:style-name="P14">Queue</text:p>
      <text:list xml:id="list7047582387734866453" text:style-name="L7">
        <text:list-item>
          <text:p text:style-name="P21"><text:span text:style-name="T2">Partially retroactive solution, O(1): </text:span><text:span text:style-name="T30">Implemented!</text:span></text:p>
        </text:list-item>
        <text:list-item>
          <text:p text:style-name="P21"><text:span text:style-name="T2">Fully retroactive solution, O(log m): See </text:span><text:span text:style-name="T3">Deque</text:span><text:span text:style-name="T1">.</text:span></text:p>
        </text:list-item>
        <text:list-item>
          <text:p text:style-name="P21"><text:span text:style-name="T1">Better fully retroactive solution, O(log m), but with O(1) for present-time operations: </text:span><text:span text:style-name="T5">Requires an implementation of order-statistic trees.</text:span></text:p>
        </text:list-item>
      </text:list>
      <text:p text:style-name="P15"><text:span text:style-name="T19">Stack</text:span></text:p>
      <text:list xml:id="list108789952436389655" text:style-name="L8">
        <text:list-item>
          <text:p text:style-name="P22"><text:span text:style-name="T1">Partially retroactive solution, O(log m): See </text:span><text:span text:style-name="T3">Deque</text:span><text:span text:style-name="T1">.</text:span></text:p>
        </text:list-item>
        <text:list-item>
          <text:p text:style-name="P22"><text:span text:style-name="T1">Fully retroactive solution, O(log m): See </text:span><text:span text:style-name="T3">Deque</text:span><text:span text:style-name="T1">.</text:span></text:p>
        </text:list-item>
      </text:list>
      <text:p text:style-name="P14">Deque</text:p>
      <text:list xml:id="list3835202734759044120" text:style-name="L9">
        <text:list-item>
          <text:p text:style-name="P23"><text:span text:style-name="T2">Partially retroactive solution, O(log m): Implied by fully retroactive solution (below).</text:span></text:p>
        </text:list-item>
        <text:list-item>
          <text:p text:style-name="P23"><text:soft-page-break/><text:span text:style-name="T2">Fully retroactive solution, O(log m): </text:span><text:span text:style-name="T34">Not complete.</text:span></text:p>
        </text:list-item>
      </text:list>
      <text:p text:style-name="P4">Requires an implementation of modified (a,b)-trees.</text:p>
      <text:p text:style-name="P14">Union-Find</text:p>
      <text:list xml:id="list7397170893664877912" text:style-name="L10">
        <text:list-item>
          <text:p text:style-name="P24"><text:span text:style-name="T2">Partially retroactive solution, O(log m): Implied by fully retroactive solution (below).</text:span></text:p>
        </text:list-item>
        <text:list-item>
          <text:p text:style-name="P24"><text:span text:style-name="T2">Fully retroactive solution, O(log m): </text:span><text:span text:style-name="T32">Not complete.</text:span></text:p>
        </text:list-item>
      </text:list>
      <text:p text:style-name="P4">Requires an implementation of link-cut trees.</text:p>
      <text:p text:style-name="P14">Priority Queue</text:p>
      <text:list xml:id="list3437805733715128120" text:style-name="L11">
        <text:list-item>
          <text:p text:style-name="P16">Partially retroactive solution, O(log m):<text:span text:style-name="T23"> </text:span><text:span text:style-name="T25">Not complete.</text:span></text:p>
        </text:list-item>
        <text:list-item>
          <text:p text:style-name="P27"><text:span text:style-name="T2">Fully retroactive solution, O(</text:span><text:span text:style-name="T20">√</text:span><text:span text:style-name="T4">m </text:span><text:span text:style-name="T2">log m): Implied by partially retroactive solution (above), using general transformation from partial retroactivity to full retroactivity.</text:span></text:p>
        </text:list-item>
      </text:list>
      <text:p text:style-name="P6"><text:span text:style-name="T2"/></text:p>
      <text:p text:style-name="P12">Building Blocks</text:p>
      <text:p text:style-name="P19">Complete</text:p>
      <text:p text:style-name="P6">Doubly-linked list: required for <text:span text:style-name="T31">Partially-Retroactive Queue</text:span> and for <text:span text:style-name="T25">Partially-Retroactive Priority Queue</text:span>.</text:p>
      <text:p text:style-name="P6">Binary search tree: required for <text:span text:style-name="T25">Partially-Retroactive Priority Queue</text:span>.</text:p>
      <text:p text:style-name="P25"/>
      <text:p text:style-name="P6"><text:span text:style-name="T18">Incomplete</text:span></text:p>
      <text:p text:style-name="P6"><text:span text:style-name="T36">Link-cut trees: required for </text:span><text:span text:style-name="T33">Fully-Retroactive Union-Find</text:span><text:span text:style-name="T36">.</text:span></text:p>
      <text:p text:style-name="P6"><text:span text:style-name="T36"><text:tab/>Sleator and Tarjan 1983</text:span></text:p>
      <text:p text:style-name="P6"><text:span text:style-name="T36">Modified (a,b)-tree: required for </text:span><text:span text:style-name="T35">Fully-Retroactive Deque</text:span><text:span text:style-name="T36">.</text:span></text:p>
      <text:p text:style-name="P6"><text:tab/>Fleischer 1996</text:p>
      <text:p text:style-name="P6"/>
      <text:p text:style-name="P19">Do not plan on completing</text:p>
      <text:p text:style-name="P15">Persistence: required for <text:span text:style-name="T28">General Full-Retroactivity</text:span><text:span text:style-name="T36">.<text:line-break/><text:tab/>Driscoll et al 1989<text:line-break/><text:tab/>Fiat and Kaplan 2001</text:span></text:p>
      <text:p text:style-name="P6"><text:soft-page-break/><text:span text:style-name="T2">Order-statistic trees: required for Better Fully-Retroactive Queue.<text:line-break/><text:tab/>Cormen et al 2001, section 14.1</text:span></text:p>
      <text:p text:style-name="P6"/>
      <text:p text:style-name="P12">Runtime Analysis</text:p>
      <text:p text:style-name="P6">##TODO</text:p>
      <text:p text:style-name="P6"/>
      <text:p text:style-name="P12">Example Usage</text:p>
      <text:p text:style-name="P6">##TODO</text:p>
      <text:p text:style-name="P6"/>
      <text:p text:style-name="P12">On Abstraction</text:p>
      <text:p text:style-name="P6">Initially, I wanted to be able to unify all retroactive data structures under a single abstraction (e.g. <text:span text:style-name="T38">PartiallyRetroactive({'pi':1, 'foo':4, 'bar':55})</text:span> or <text:span text:style-name="T38">FullyRetroactive(PriorityQueue())</text:span>), so that the interface for using these data structures would be simpler. However, this endeavor proved to be something which would add unnecessary layers of complication, instead of simplicity as I would have liked. There are several reasons for this:</text:p>
      <text:list xml:id="list2907348663846829800" text:style-name="L1">
        <text:list-item>
          <text:p text:style-name="P7">Most data structures only allow one exactly one sort of query, accessed via <text:span text:style-name="T37">query()</text:span>, but some must allow more (for example, the Partially Retroactive Queue allows querying the elements at the front <text:span text:style-name="T17">and </text:span><text:span text:style-name="T2">back of the queue</text:span>)</text:p>
        </text:list-item>
        <text:list-item>
          <text:p text:style-name="P7">Most data structures require a number, <text:span text:style-name="T17">tminus</text:span><text:span text:style-name="T2">, specifying how long ago to insert/delete an operation, but some data structures (again, Partially Retroactive Queue) require specifying this information with a pointer, instead.</text:span></text:p>
        </text:list-item>
        <text:list-item>
          <text:p text:style-name="P7"><text:span text:style-name="T2">Most data structures require operations to be functions which take a datastructure as input and return a datastructure as output, but some (for example, Partially Retroactive </text:span><text:span text:style-name="T1">Searchable, Dynamic Partial Sums</text:span><text:span text:style-name="T2">) require a more complicated paradigm.</text:span></text:p>
        </text:list-item>
      </text:list>
      <text:p text:style-name="P6">For these reasons, unifying the implementations under a single abstraction would havae required adding extra options and layers, which would just make the implementations more complicated and therefore difficult for a user to use and understand. Instead, I choose to just present the implementations as classes, as-is. It is suggested that a user who wishes to use the implementation of a particular retroactive data structure should read that data structure's documentation, learning how to use each feature it provides and how to use it correctly, then go from there.</text:p>
      <text:p text:style-name="P6"><text:soft-page-break/></text:p>
      <text:p text:style-name="P12">Future Development</text:p>
      <text:list xml:id="list4402485298365834951" text:style-name="L2">
        <text:list-item>
          <text:p text:style-name="P31"><text:span text:style-name="T6">There likely remain hidden errors within this implementation – since the code is open-source and located on Github, any errors which are detected by others can be communicated and possibly corrected.</text:span></text:p>
        </text:list-item>
        <text:list-item>
          <text:p text:style-name="P31"><text:span text:style-name="T6">Not all data structures have been implemented; I would like to implement more of them.</text:span></text:p>
        </text:list-item>
      </text:list>
      <text:p text:style-name="P6"/>
      <text:p text:style-name="P13">References</text:p>
      <text:p text:style-name="P32"><text:span text:style-name="T13">Erik D. Demaine, John Iacono, and Stefan Langerman, “Retroactive Data Structures”, <text:tab/>ACM Transactions on Algorithms, volume 3, number 2, May 2007, Article 13. <text:tab/></text:span><text:a xlink:type="simple" xlink:href="http://erikdemaine.org/papers/Retroactive_TALG/paper.pdf"><text:span text:style-name="T13">[link]</text:span></text:a></text:p>
      <text:p text:style-name="P5"><text:span text:style-name="T12">Erik D. Demaine. 6.851 lecture notes, </text:span><text:a xlink:type="simple" xlink:href="http://courses.csail.mit.edu/6.851/spring14/lectures/L02.pdf"><text:span text:style-name="T12">[link]</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3:21.28</meta:creation-date>
    <dc:date>2014-05-18T14:37:05.73</dc:date>
    <meta:editing-duration>PT3H23M12S</meta:editing-duration>
    <meta:editing-cycles>33</meta:editing-cycles>
    <meta:generator>OpenOffice.org/3.4.1$Win32 OpenOffice.org_project/341m1$Build-9593</meta:generator>
    <meta:document-statistic meta:table-count="0" meta:image-count="1" meta:object-count="0" meta:page-count="6" meta:paragraph-count="71" meta:word-count="1034" meta:character-count="7338"/>
  </office:meta>
</office:document-meta>
</file>